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cefc6a"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6"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fo:font-size="13pt" officeooo:paragraph-rsid="01afb070" style:font-size-asian="13pt" style:font-size-complex="13pt"/>
    </style:style>
    <style:style style:name="P8" style:family="paragraph" style:parent-style-name="Preformatted_20_Text">
      <style:paragraph-properties style:writing-mode="lr-tb"/>
      <style:text-properties fo:font-size="13pt" officeooo:rsid="01cfe221" officeooo:paragraph-rsid="01cfe221" style:font-size-asian="13pt" style:font-size-complex="13pt"/>
    </style:style>
    <style:style style:name="P9"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10"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1" style:family="paragraph" style:parent-style-name="Preformatted_20_Text">
      <style:text-properties style:font-name="Liberation Sans" fo:font-size="13pt" fo:font-style="normal" style:text-underline-style="none" officeooo:rsid="01c6807f" officeooo:paragraph-rsid="01d1cf34" style:font-name-asian="Nimbus Mono L" style:font-size-asian="13pt" style:font-style-asian="normal" style:font-name-complex="Liberation Mono" style:font-size-complex="13pt" style:font-style-complex="normal"/>
    </style:style>
    <style:style style:name="P12" style:family="paragraph" style:parent-style-name="Preformatted_20_Text">
      <style:text-properties style:font-name="Liberation Sans" fo:font-size="13pt" fo:font-style="normal" style:text-underline-style="none" officeooo:rsid="01d74f08" officeooo:paragraph-rsid="01d74f08" style:font-name-asian="Nimbus Mono L" style:font-size-asian="13pt" style:font-style-asian="normal" style:font-name-complex="Liberation Mono"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4"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6" style:family="paragraph" style:parent-style-name="Preformatted_20_Text">
      <style:text-properties fo:font-size="13pt" officeooo:paragraph-rsid="01d92df6" style:font-size-asian="13pt" style:font-size-complex="13pt"/>
    </style:style>
    <style:style style:name="P17"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officeooo:paragraph-rsid="01d9a477"/>
    </style:style>
    <style:style style:name="P19" style:family="paragraph" style:parent-style-name="Preformatted_20_Text">
      <style:text-properties fo:font-size="13pt" officeooo:paragraph-rsid="01c89330" style:font-size-asian="13pt" style:font-size-complex="13pt"/>
    </style:style>
    <style:style style:name="P20" style:family="paragraph" style:parent-style-name="Preformatted_20_Text">
      <style:paragraph-properties style:writing-mode="lr-tb"/>
      <style:text-properties fo:font-size="13pt" officeooo:paragraph-rsid="01c89330" style:font-size-asian="13pt" style:font-size-complex="13pt"/>
    </style:style>
    <style:style style:name="P21"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2" style:family="paragraph" style:parent-style-name="Preformatted_20_Text">
      <style:text-properties fo:font-size="13pt" officeooo:paragraph-rsid="01c26751" style:font-size-asian="13pt" style:font-size-complex="13pt"/>
    </style:style>
    <style:style style:name="P23"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24"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5"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6"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7"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efc6a"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d671bc"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d74f08"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efc6a"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7" style:family="text">
      <style:text-properties style:font-name="Liberation Sans" fo:font-style="normal" style:text-underline-style="none" style:font-name-asian="Nimbus Mono L" style:font-style-asian="normal" style:font-name-complex="Liberation Mono" style:font-style-complex="normal"/>
    </style:style>
    <style:style style:name="T18" style:family="text">
      <style:text-properties fo:font-weight="bold" style:font-weight-asian="bold" style:font-weight-complex="bold"/>
    </style:style>
    <style:style style:name="T19" style:family="text">
      <style:text-properties fo:font-weight="bold" officeooo:rsid="000dd66a" style:font-weight-asian="bold" style:font-weight-complex="bold"/>
    </style:style>
    <style:style style:name="T20" style:family="text">
      <style:text-properties fo:font-weight="bold" officeooo:rsid="0160cefc" style:font-weight-asian="bold" style:font-weight-complex="bold"/>
    </style:style>
    <style:style style:name="T21" style:family="text">
      <style:text-properties officeooo:rsid="01caa47b"/>
    </style:style>
    <style:style style:name="T22" style:family="text">
      <style:text-properties officeooo:rsid="01d74f08"/>
    </style:style>
    <style:style style:name="T23" style:family="text">
      <style:text-properties officeooo:rsid="01d1cf34"/>
    </style:style>
    <style:style style:name="T24" style:family="text">
      <style:text-properties officeooo:rsid="01cb238c"/>
    </style:style>
    <style:style style:name="T25" style:family="text">
      <style:text-properties officeooo:rsid="01bb3822"/>
    </style:style>
    <style:style style:name="T26" style:family="text">
      <style:text-properties officeooo:rsid="0193b9d9"/>
    </style:style>
    <style:style style:name="T27" style:family="text">
      <style:text-properties officeooo:rsid="019e4a2a"/>
    </style:style>
    <style:style style:name="T28" style:family="text">
      <style:text-properties officeooo:rsid="0195e979"/>
    </style:style>
    <style:style style:name="T29" style:family="text">
      <style:text-properties officeooo:rsid="019615ac"/>
    </style:style>
    <style:style style:name="T30" style:family="text">
      <style:text-properties officeooo:rsid="01d92df6"/>
    </style:style>
    <style:style style:name="T31"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d4970c"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ize="13pt" fo:font-style="normal" style:text-underline-style="none" officeooo:rsid="01d92df6" fo:background-color="transparent" loext:char-shading-value="0" style:font-name-asian="Nimbus Mono L" style:font-size-asian="13pt" style:font-style-asian="normal" style:font-name-complex="Liberation Mono" style:font-size-complex="13pt" style:font-style-complex="normal"/>
    </style:style>
    <style:style style:name="T41" style:family="text">
      <style:text-properties fo:font-variant="normal" fo:text-transform="none" fo:color="#000000" loext:opacity="100%" style:font-name="Liberation Sans" fo:font-size="13pt" fo:letter-spacing="normal" fo:font-style="normal" style:text-underline-style="none" officeooo:rsid="01d92df6" fo:background-color="transparent" loext:char-shading-value="0" style:font-name-asian="Nimbus Mono L" style:font-size-asian="13pt" style:font-style-asian="normal" style:font-name-complex="Liberation Mono" style:font-size-complex="13pt" style:font-style-complex="normal"/>
    </style:style>
    <style:style style:name="T42" style:family="text">
      <style:text-properties fo:font-variant="normal" fo:text-transform="none" fo:color="#000000" loext:opacity="100%" fo:font-family="Aptos, 'Aptos EmbeddedFont', 'Aptos MSFontService', Calibri, Helvetica, sans-serif" fo:font-size="12pt" fo:letter-spacing="normal" fo:font-style="normal" fo:font-weight="normal"/>
    </style:style>
    <style:style style:name="T43" style:family="text">
      <style:text-properties fo:font-variant="normal" fo:text-transform="none" fo:color="#000000" loext:opacity="100%" fo:font-family="Aptos, 'Aptos EmbeddedFont', 'Aptos MSFontService', Calibri, Helvetica, sans-serif" fo:font-size="12pt" fo:letter-spacing="normal" fo:font-style="normal" fo:font-weight="normal" officeooo:rsid="01d9a477"/>
    </style:style>
    <style:style style:name="T44" style:family="text">
      <style:text-properties style:font-name="Liberation Sans" fo:font-size="13pt" fo:font-style="normal" style:text-underline-style="none" officeooo:rsid="01d9a477" fo:background-color="transparent" loext:char-shading-value="0" style:font-name-asian="Nimbus Mono L" style:font-size-asian="13pt" style:font-style-asian="normal" style:font-name-complex="Liberation Mono" style:font-size-complex="13pt" style:font-style-complex="normal"/>
    </style:style>
    <style:style style:name="T45" style:family="text">
      <style:text-properties style:font-name="Liberation Sans" fo:font-size="13pt" fo:font-style="normal" style:text-underline-style="none" officeooo:rsid="01c89330" fo:background-color="transparent" loext:char-shading-value="0" style:font-name-asian="Nimbus Mono L" style:font-size-asian="13pt" style:font-style-asian="normal" style:font-name-complex="Liberation Mono" style:font-size-complex="13pt" style:font-style-complex="normal"/>
    </style:style>
    <style:style style:name="T46" style:family="text">
      <style:text-properties style:font-name="Liberation Sans" fo:font-size="13pt" fo:font-style="normal" style:text-underline-style="none" officeooo:rsid="01d4970c" fo:background-color="transparent" loext:char-shading-value="0" style:font-name-asian="Nimbus Mono L" style:font-size-asian="13pt" style:font-style-asian="normal" style:font-name-complex="Liberation Mono" style:font-size-complex="13pt" style:font-style-complex="normal"/>
    </style:style>
    <style:style style:name="T47" style:family="text">
      <style:text-properties style:font-name="Liberation Sans" fo:font-style="normal" style:text-underline-style="none" officeooo:rsid="01d9a477"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9"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50"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51"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52" style:family="text">
      <style:text-properties style:font-name="Liberation Sans" fo:font-style="normal" style:text-underline-style="none" officeooo:rsid="013c55a1" fo:background-color="transparent" loext:char-shading-value="0" style:font-style-asian="normal" style:font-style-complex="normal"/>
    </style:style>
    <style:style style:name="T53" style:family="text">
      <style:text-properties style:font-name="Liberation Sans" fo:font-style="normal" style:text-underline-style="none" officeooo:rsid="00083d4b" fo:background-color="transparent" loext:char-shading-value="0" style:font-style-asian="normal" style:font-style-complex="normal"/>
    </style:style>
    <style:style style:name="T54"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2</text:span><text:span text:style-name="T2">0</text:span><text:span text:style-name="T1">th</text:span><text:span text:style-name="T3"> </text:span><text:span text:style-name="T4">July</text:span><text:span text:style-name="T5"> 20</text:span><text:span text:style-name="T6">2</text:span><text:span text:style-name="T7">5</text:span></text:p>
      <text:p text:style-name="P3">Psalm 86:3-5</text:p>
      <text:p text:style-name="P4">Be gracious to me, O Lord, for to you do I cry all the day. Gladden the soul of your servant, for to you, O Lord, do I lift up my soul. For you, O Lord, are good and forgiving, abounding in steadfast love to all who call upon you.</text:p>
      <text:p text:style-name="P5"/>
      <text:p text:style-name="P6">Thanks to God</text:p>
      <text:p text:style-name="P7"><text:span text:style-name="T8">O </text:span><text:span text:style-name="T9">L</text:span><text:span text:style-name="T10">o</text:span><text:span text:style-name="T9">r</text:span><text:span text:style-name="T10">d,</text:span><text:span text:style-name="T11"> </text:span><text:span text:style-name="T12">we </text:span><text:span text:style-name="T13">thank You that we can </text:span><text:span text:style-name="T14">come before the throne of grace, that we can lift our souls to You</text:span><text:span text:style-name="T15">. We thank You for the sacrifice of </text:span><text:span text:style-name="T14">Jesus, Who opened the way back to You</text:span><text:span text:style-name="T15">. </text:span><text:span text:style-name="T14">We thank You that the temple of the Living God is no longer a forbidden place but a welcoming one.</text:span></text:p>
      <text:p text:style-name="P7"><text:span text:style-name="T16"/></text:p>
      <text:p text:style-name="P8"><text:span text:style-name="T16">W</text:span><text:span text:style-name="T17">e thank You that we have been released from the bondage to sin </text:span><text:span text:style-name="T14">because of Your steadfast love, Your Perfect Goodness and Your gracious forgiveness</text:span><text:span text:style-name="T17">.</text:span></text:p>
      <text:p text:style-name="P9"/>
      <text:p text:style-name="P10"><text:span text:style-name="T18">The Wide World...</text:span><text:span text:style-name="T19"> a</text:span><text:span text:style-name="T18">nd the </text:span><text:span text:style-name="T20">W</text:span><text:span text:style-name="T18">ider Church</text:span></text:p>
      <text:p text:style-name="P11"><text:span text:style-name="T21">W</text:span><text:span text:style-name="T22">e cry out to You for this </text:span><text:span text:style-name="T21">world </text:span><text:span text:style-name="T22">where we see so much that is wrong, so much that is not according to Your Perfect will, </text:span><text:span text:style-name="T23">and see so many who do not acknowledge the King of the Nations</text:span><text:span text:style-name="T24">. </text:span><text:span text:style-name="T22">We see hostility between individual people, between groups of people and between nations</text:span><text:span text:style-name="T25">.</text:span></text:p>
      <text:p text:style-name="P11"/>
      <text:p text:style-name="P12">We recognise that there is much good in this world too, but our news is biased towards the bad and sensational, because that attracts our attention. We give thanks for every effort towards peace rather than violence and war but we also know that not all leaders deal honestly, and we don’t know enough to judge fairly. However, You see all, and we trust that this world stays in Your ultimate control.</text:p>
      <text:p text:style-name="P12"/>
      <text:p text:style-name="P13"><text:span text:style-name="T26">We </text:span><text:span text:style-name="T27">again </text:span><text:span text:style-name="T28">pray</text:span><text:span text:style-name="T26"> </text:span><text:span text:style-name="T28">for our nation, our State and our communit</text:span><text:span text:style-name="T29">ies</text:span><text:span text:style-name="T28"> to turn back to You. </text:span><text:span text:style-name="T30">We again see that bad news is easy to find but good news not so much. We long for the day when Your Word of Good News is respected once again. We pray for the continued work of Your Holy Spirit to turn back the hearts of men and women to You. </text:span></text:p>
      <text:p text:style-name="P14"/>
      <text:p text:style-name="P15">Ashburton</text:p>
      <text:p text:style-name="P16"><text:span text:style-name="T31">W</text:span><text:span text:style-name="T32">e pray for our</text:span><text:span text:style-name="T33">selves </text:span><text:span text:style-name="T31">here at Ashburton, </text:span><text:span text:style-name="T33">as we </text:span><text:span text:style-name="T34">seek to </text:span><text:span text:style-name="T35">demonstrate Your grace </text:span><text:span text:style-name="T36">to one another, </text:span><text:span text:style-name="T31">and towards our family, friends and neighbours</text:span><text:span text:style-name="T35">. </text:span><text:span text:style-name="T37">We </text:span><text:span text:style-name="T38">continue to</text:span><text:span text:style-name="T37"> pray for</text:span><text:span text:style-name="T36"> Alan Freer, </text:span><text:span text:style-name="T38">as he progresses in his rehabilitation, </text:span><text:span text:style-name="T31">for Diane, recovering after her operation, for Mook still recovering from the ‘Flu, and others affected by illness or injury. We</text:span><text:span text:style-name="T36"> thank You for the medical care </text:span><text:span text:style-name="T39">we enjoy in this nation, </text:span><text:span text:style-name="T31">knowing that You are the True Healer of our souls as well as our bodies</text:span><text:span text:style-name="T36">.</text:span></text:p>
      <text:p text:style-name="P17"/>
      <text:p text:style-name="P18"><text:span text:style-name="T40">We thank You for yesterday’s Ripple Effect workshop and the insights we learned from</text:span><text:span text:style-name="T41"> </text:span><text:span text:style-name="T42">Julie-</text:span><text:span text:style-name="T43">A</text:span><text:span text:style-name="T42">nne Laird.</text:span><text:span text:style-name="T40"> </text:span><text:span text:style-name="T44">Help us to seize opportunities to speak respectfully to others of the Lord we love to honour. </text:span><text:span text:style-name="T45">We also pray for </text:span><text:span text:style-name="T46">our study groups, as they learn from Your Word in our Hebrews series. Grant us clear minds to understand the meat of Your Word, and faithful hearts to live out the faith daily before a watching world. </text:span></text:p>
      <text:p text:style-name="P19"><text:span text:style-name="T35"/></text:p>
      <text:p text:style-name="P20"><text:span text:style-name="T35">We thank You for </text:span><text:span text:style-name="T47">Jake Martin</text:span><text:span text:style-name="T39"> bringing </text:span><text:span text:style-name="T35">Your Word </text:span><text:span text:style-name="T39">today, </text:span><text:span text:style-name="T35">and </text:span><text:span text:style-name="T39">ask that we ponder the great gift of grace and mercy You have poured out upon us. Help us as we take the eternal perspective, and </text:span><text:span text:style-name="T47">take to heart the seriousness of Your final judgement on sin which we will see </text:span><text:span text:style-name="T39">when Jesus returns</text:span><text:span text:style-name="T37">.</text:span></text:p>
      <text:p text:style-name="P21"/>
      <text:p text:style-name="P22"><text:span text:style-name="T48">In </text:span><text:span text:style-name="T35">His</text:span><text:span text:style-name="T49"> </text:span><text:span text:style-name="T50">Precious Name </text:span><text:span text:style-name="T51">we pray</text:span><text:span text:style-name="T52">, </text:span><text:span text:style-name="T53">Amen.</text:span></text:p>
      <text:p text:style-name="P23">Our Father, Who is in heaven,<text:line-break/>hallowed be Your name;<text:line-break/>Your kingdom come;<text:line-break/>Your will be done,<text:line-break/>on earth as it is in heaven.</text:p>
      <text:p text:style-name="P24"/>
      <text:p text:style-name="P24">Give us this day our daily bread.<text:line-break/>And forgive us our trespasses,<text:line-break/>as we forgive those that trespass against us.<text:line-break/>Lead us not into temptation;<text:line-break/>but deliver us from evil.</text:p>
      <text:p text:style-name="P24"/>
      <text:p text:style-name="P24">For Yours is the kingdom,<text:line-break/>the power, and the glory,<text:line-break/>for ever and ever.<text:line-break/>Amen.</text:p>
      <text:p text:style-name="P24"/>
      <text:p text:style-name="P25">They shall not grow old, as we that are left grow old.</text:p>
      <text:p text:style-name="P26">Age shall not weary them, nor the years condemn.</text:p>
      <text:p text:style-name="P26">At the going <text:span text:style-name="T54">d</text:span>own of the sun, and in the morning, </text:p>
      <text:p text:style-name="P26">We WILL remember them.</text:p>
      <text:p text:style-name="P27">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07-19T00:33:55.193523674</dc:date>
    <meta:editing-duration>PT17H22M18S</meta:editing-duration>
    <meta:editing-cycles>194</meta:editing-cycles>
    <meta:generator>LibreOffice/25.2.5.2$Linux_X86_64 LibreOffice_project/fb4792146257752f54eab576deb869869b108571</meta:generator>
    <meta:print-date>2024-06-08T21:59:09.625322674</meta:print-date>
    <meta:document-statistic meta:table-count="0" meta:image-count="0" meta:object-count="0" meta:page-count="3" meta:paragraph-count="24" meta:word-count="675" meta:character-count="3531" meta:non-whitespace-character-count="2877"/>
  </office:meta>
</office:document-meta>
</file>